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 fo:font-size="10pt" style:font-size-asian="8.75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style:font-name="Verdana" fo:font-size="10pt" style:font-size-asian="8.75pt" style:font-size-complex="10pt"/>
    </style:style>
    <style:style style:name="P3" style:family="paragraph" style:parent-style-name="Preformatted_20_Text">
      <style:text-properties style:font-name="Verdana"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4" style:family="paragraph" style:parent-style-name="Preformatted_20_Text">
      <style:text-properties style:font-name="Verdana" fo:font-size="10pt" style:text-underline-style="none" fo:font-weight="normal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style:font-name="Verdana"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Camargo Lominchar</text:p>
      <text:p text:style-name="P2">75797671K</text:p>
      <text:p text:style-name="P2">Ingeniería Técnica Informática de Sistemas</text:p>
      <text:p text:style-name="P2">Grupo 48 – Grupo B</text:p>
      <text:p text:style-name="P5"/>
      <text:p text:style-name="P5">Programación Orientada a Objetos</text:p>
      <text:p text:style-name="P5">Memoria Clase Fecha <text:s/>- Práctica 0 – Ejercicio 2</text:p>
      <text:p text:style-name="P5"/>
      <text:p text:style-name="P4">Acerca del constructor Predeterminado y la conversión de entero, dos enteros y tres enteros que corresponden a los cuatro primeros apartados de la práctica, se diseña un C</text:p>
      <text:p text:style-name="P3"/>
      <text:p text:style-name="P3"/>
      <text:p text:style-name="P3">CADENA.H</text:p>
      <text:p text:style-name="P3"/>
      <text:p text:style-name="P4">#ifndef CADENA_H_</text:p>
      <text:p text:style-name="P4">#define CADENA_H_</text:p>
      <text:p text:style-name="P4"/>
      <text:p text:style-name="P4">#include &lt;stdexcept&gt;</text:p>
      <text:p text:style-name="P4"/>
      <text:p text:style-name="P4">class Cadena</text:p>
      <text:p text:style-name="P4">{</text:p>
      <text:p text:style-name="P4"><text:tab/>public:</text:p>
      <text:p text:style-name="P4"><text:tab/><text:tab/>// Aqui tenemos constructor predeterminado, y luego dos constructores de conversion desde un entero pero explicitamente y desde un entero y caracter.</text:p>
      <text:p text:style-name="P4"><text:tab/><text:tab/>explicit Cadena(int tam = 0, char caracter = ' ');</text:p>
      <text:p text:style-name="P4"><text:tab/><text:tab/></text:p>
      <text:p text:style-name="P4"><text:tab/><text:tab/>// Constructor de Copia</text:p>
      <text:p text:style-name="P4"><text:tab/><text:tab/>Cadena (const Cadena&amp; otra);</text:p>
      <text:p text:style-name="P4"><text:tab/><text:tab/>// Constructor de Conversion de cadena de caracteres de bajo nivel a Cadena.</text:p>
      <text:p text:style-name="P4"><text:tab/><text:tab/>Cadena (const char *cadena);</text:p>
      <text:p text:style-name="P4"><text:tab/><text:tab/>// Conversion de Cadena a cadena de caracteres de bajo nivel, y Metodo observador del atributo cadena_</text:p>
      <text:p text:style-name="P4"><text:tab/><text:tab/>operator const char* () const { return cadena_; }</text:p>
      <text:p text:style-name="P4"><text:tab/><text:tab/></text:p>
      <text:p text:style-name="P4"><text:tab/><text:tab/>// Sobrecarga del operador de asignacion para Cadena y para cadenas de caracteres de bajo nivel</text:p>
      <text:p text:style-name="P4"><text:tab/><text:tab/>Cadena&amp; operator =(const Cadena&amp; otra);</text:p>
      <text:p text:style-name="P4"><text:tab/><text:tab/>Cadena&amp; operator =(const char *cadena);</text:p>
      <text:p text:style-name="P4"><text:tab/><text:tab/>// Metodo observador del atributo tamaño</text:p>
      <text:p text:style-name="P4"><text:tab/><text:tab/>unsigned int longitud() const { return tam_; }</text:p>
      <text:p text:style-name="P4"><text:tab/><text:tab/>// Sobrecarga del operador de suma con asignacion para la concatenacion</text:p>
      <text:p text:style-name="P4"><text:tab/><text:tab/>Cadena&amp; operator += (const Cadena &amp;otra);</text:p>
      <text:p text:style-name="P4"><text:tab/><text:tab/></text:p>
      <text:p text:style-name="P4"><text:tab/><text:tab/>// Sobrecarga del operador de suma para la concatenacion</text:p>
      <text:p text:style-name="P4"><text:tab/><text:tab/>friend Cadena operator +(const Cadena&amp; a, const Cadena&amp; b);</text:p>
      <text:p text:style-name="P4"><text:tab/><text:tab/></text:p>
      <text:p text:style-name="P4"><text:tab/><text:tab/></text:p>
      <text:p text:style-name="P4"><text:tab/><text:tab/>// Sobrecarga del operador de indice, observador y modificador</text:p>
      <text:p text:style-name="P4"><text:tab/><text:tab/>char operator[](int i) const;</text:p>
      <text:p text:style-name="P4"><text:tab/><text:tab/>char&amp; operator[](int i);</text:p>
      <text:p text:style-name="P4"><text:tab/><text:tab/></text:p>
      <text:p text:style-name="P4"><text:tab/><text:tab/>// Metodo equivalente a operador indice pero con control de excepciones, como observador y modificador</text:p>
      <text:p text:style-name="P4"><text:tab/><text:tab/>char at(unsigned int i) const throw(std::out_of_range);</text:p>
      <text:p text:style-name="P4"><text:tab/><text:tab/>char&amp; at(unsigned int i) throw(std::out_of_range);</text:p>
      <text:p text:style-name="P4"><text:tab/><text:tab/></text:p>
      <text:p text:style-name="P4"><text:tab/><text:tab/>const char* subcadena(unsigned int pos, unsigned int tam) throw(std::out_of_range);</text:p>
      <text:p text:style-name="P4"><text:soft-page-break/><text:tab/><text:tab/></text:p>
      <text:p text:style-name="P4"><text:tab/><text:tab/>~Cadena(){ delete[] cadena_; }</text:p>
      <text:p text:style-name="P4"/>
      <text:p text:style-name="P4"/>
      <text:p text:style-name="P4"><text:tab/>private:</text:p>
      <text:p text:style-name="P4"><text:tab/><text:tab/>char *cadena_;</text:p>
      <text:p text:style-name="P4"><text:tab/><text:tab/>unsigned int tam_;</text:p>
      <text:p text:style-name="P4">};</text:p>
      <text:p text:style-name="P4"/>
      <text:p text:style-name="P4"><text:tab/><text:tab/>// Sobrecarga de los operadores de comparacion</text:p>
      <text:p text:style-name="P4"><text:tab/><text:tab/></text:p>
      <text:p text:style-name="P4"><text:tab/><text:tab/>bool operator &gt;=(const Cadena &amp;una, const Cadena &amp;otra);</text:p>
      <text:p text:style-name="P4"><text:tab/><text:tab/>bool operator &lt;=(const Cadena &amp;una, const Cadena &amp;otra);</text:p>
      <text:p text:style-name="P4"><text:tab/><text:tab/>bool operator &gt;(const Cadena &amp;una, const Cadena &amp;otra);</text:p>
      <text:p text:style-name="P4"><text:tab/><text:tab/>bool operator &lt;(const Cadena &amp;una, const Cadena &amp;otra);</text:p>
      <text:p text:style-name="P4"><text:tab/><text:tab/>bool operator ==(const Cadena &amp;una, const Cadena &amp;otra);</text:p>
      <text:p text:style-name="P4"><text:tab/><text:tab/>bool operator !=(const Cadena &amp;una, const Cadena &amp;otra);</text:p>
      <text:p text:style-name="P4"/>
      <text:p text:style-name="P4">#endif</text:p>
      <text:p text:style-name="P3"/>
      <text:p text:style-name="P3">FECHA.CPP</text:p>
      <text:p text:style-name="P1"/>
      <text:p text:style-name="P1">#include "cadena.h"</text:p>
      <text:p text:style-name="P1">#include &lt;iostream&gt;</text:p>
      <text:p text:style-name="P1">#include &lt;cstring&gt;</text:p>
      <text:p text:style-name="P1"/>
      <text:p text:style-name="P1">Cadena::Cadena(int tam, char cadena) : tam_(tam)</text:p>
      <text:p text:style-name="P1">{</text:p>
      <text:p text:style-name="P1"><text:tab/>cadena_ = new char[tam];</text:p>
      <text:p text:style-name="P1"><text:tab/>for (int i = 0; i &lt; tam; ++i) </text:p>
      <text:p text:style-name="P1"><text:tab/><text:tab/>cadena_[i] = cadena;</text:p>
      <text:p text:style-name="P1"><text:tab/></text:p>
      <text:p text:style-name="P1"><text:tab/>cadena_[tam] = '\0';</text:p>
      <text:p text:style-name="P1">}</text:p>
      <text:p text:style-name="P1"/>
      <text:p text:style-name="P1">Cadena::Cadena(const Cadena&amp; otra)</text:p>
      <text:p text:style-name="P1">{</text:p>
      <text:p text:style-name="P1"><text:tab/>tam_ = otra.tam_;</text:p>
      <text:p text:style-name="P1"><text:tab/>cadena_ = new char[tam_];</text:p>
      <text:p text:style-name="P1"><text:tab/>strcpy(cadena_, otra.cadena_);</text:p>
      <text:p text:style-name="P1">}</text:p>
      <text:p text:style-name="P1"/>
      <text:p text:style-name="P1">Cadena::Cadena (const char *cadena)</text:p>
      <text:p text:style-name="P1">{</text:p>
      <text:p text:style-name="P1"><text:tab/>tam_ = strlen(cadena);</text:p>
      <text:p text:style-name="P1"><text:tab/>cadena_ = new char[tam_];</text:p>
      <text:p text:style-name="P1"><text:tab/>strcpy((*this).cadena_, cadena);</text:p>
      <text:p text:style-name="P1">}</text:p>
      <text:p text:style-name="P1"/>
      <text:p text:style-name="P1">Cadena&amp; Cadena::operator =(const Cadena&amp; otra)</text:p>
      <text:p text:style-name="P1">{</text:p>
      <text:p text:style-name="P1"><text:tab/>if (cadena_ != otra.cadena_)</text:p>
      <text:p text:style-name="P1"><text:tab/>{</text:p>
      <text:p text:style-name="P1"><text:tab/><text:tab/>(*this).tam_ = otra.tam_;</text:p>
      <text:p text:style-name="P1"><text:tab/><text:tab/>(*this).cadena_ = new char[(*this).tam_];</text:p>
      <text:p text:style-name="P1"><text:tab/><text:tab/>strcpy((*this).cadena_,otra.cadena_);</text:p>
      <text:p text:style-name="P1"><text:tab/>}</text:p>
      <text:p text:style-name="P1"><text:tab/></text:p>
      <text:p text:style-name="P1"><text:tab/>return (*this);</text:p>
      <text:p text:style-name="P1"><text:soft-page-break/>}</text:p>
      <text:p text:style-name="P1"/>
      <text:p text:style-name="P1">Cadena&amp; Cadena::operator =(const char *cadena)</text:p>
      <text:p text:style-name="P1">{</text:p>
      <text:p text:style-name="P1"><text:tab/>(*this).tam_ = strlen(cadena);</text:p>
      <text:p text:style-name="P1"><text:tab/>(*this).cadena_ = new char[(*this).tam_];</text:p>
      <text:p text:style-name="P1"><text:tab/>strcpy((*this).cadena_,cadena);</text:p>
      <text:p text:style-name="P1"><text:tab/></text:p>
      <text:p text:style-name="P1"><text:tab/>return (*this);</text:p>
      <text:p text:style-name="P1">}</text:p>
      <text:p text:style-name="P1"/>
      <text:p text:style-name="P1">Cadena&amp; Cadena::operator +=(const Cadena &amp;otra)</text:p>
      <text:p text:style-name="P1">{</text:p>
      <text:p text:style-name="P1"><text:tab/>// Creamos valores temporales para la concatenacion</text:p>
      <text:p text:style-name="P1"><text:tab/>int tam = (*this).tam_ + otra.tam_ - 1;</text:p>
      <text:p text:style-name="P1"><text:tab/>char* cadena = new char[tam];</text:p>
      <text:p text:style-name="P1"><text:tab/></text:p>
      <text:p text:style-name="P1"><text:tab/>// Creamos una cadena temporal</text:p>
      <text:p text:style-name="P1"><text:tab/>strcpy(cadena,(*this).cadena_);</text:p>
      <text:p text:style-name="P1"><text:tab/></text:p>
      <text:p text:style-name="P1"><text:tab/>// Traspasamos los nuevos valores temporales al objeto final</text:p>
      <text:p text:style-name="P1"><text:tab/>delete[] (*this).cadena_;<text:tab/></text:p>
      <text:p text:style-name="P1"><text:tab/>(*this).tam_ = tam;</text:p>
      <text:p text:style-name="P1"><text:tab/>(*this).cadena_ = new char[tam];</text:p>
      <text:p text:style-name="P1"><text:tab/>strcpy((*this).cadena_, cadena);</text:p>
      <text:p text:style-name="P1"><text:tab/>strcat((*this).cadena_, otra.cadena_);</text:p>
      <text:p text:style-name="P1"><text:tab/></text:p>
      <text:p text:style-name="P1"><text:tab/>return *this;</text:p>
      <text:p text:style-name="P1">}</text:p>
      <text:p text:style-name="P1"/>
      <text:p text:style-name="P1"/>
      <text:p text:style-name="P1">Cadena operator +(const Cadena&amp; a, const Cadena&amp; b)</text:p>
      <text:p text:style-name="P1">{<text:tab/></text:p>
      <text:p text:style-name="P1"><text:tab/>int tam = a.tam_ + b.tam_ - 1;</text:p>
      <text:p text:style-name="P1"><text:tab/>Cadena cadena;</text:p>
      <text:p text:style-name="P1"><text:tab/></text:p>
      <text:p text:style-name="P1"><text:tab/>cadena.cadena_ = new char[tam];</text:p>
      <text:p text:style-name="P1"><text:tab/>strcpy(cadena.cadena_, a.cadena_);</text:p>
      <text:p text:style-name="P1"><text:tab/>strcat(cadena.cadena_, b.cadena_);</text:p>
      <text:p text:style-name="P1"><text:tab/></text:p>
      <text:p text:style-name="P1"><text:tab/>return cadena;</text:p>
      <text:p text:style-name="P1">}</text:p>
      <text:p text:style-name="P1"/>
      <text:p text:style-name="P1">bool operator &gt;=(const Cadena &amp;una, const Cadena &amp;otra)</text:p>
      <text:p text:style-name="P1">{</text:p>
      <text:p text:style-name="P1"><text:tab/>return strcmp(una, otra) &gt;= 0;</text:p>
      <text:p text:style-name="P1">}</text:p>
      <text:p text:style-name="P1"/>
      <text:p text:style-name="P1">bool operator &lt;=(const Cadena &amp;una, const Cadena &amp;otra)</text:p>
      <text:p text:style-name="P1">{</text:p>
      <text:p text:style-name="P1"><text:tab/>return strcmp(una, otra) &lt;= 0;</text:p>
      <text:p text:style-name="P1">}</text:p>
      <text:p text:style-name="P1"/>
      <text:p text:style-name="P1">bool operator &gt;(const Cadena &amp;una, const Cadena &amp;otra)</text:p>
      <text:p text:style-name="P1">{</text:p>
      <text:p text:style-name="P1"><text:tab/>return strcmp(una, otra) &gt; 0;</text:p>
      <text:p text:style-name="P1">}</text:p>
      <text:p text:style-name="P1"/>
      <text:p text:style-name="P1">bool operator &lt;(const Cadena &amp;una, const Cadena &amp;otra)</text:p>
      <text:p text:style-name="P1"><text:soft-page-break/>{</text:p>
      <text:p text:style-name="P1"><text:tab/>return strcmp(una, otra) &lt; 0;</text:p>
      <text:p text:style-name="P1">}</text:p>
      <text:p text:style-name="P1"/>
      <text:p text:style-name="P1">bool operator ==(const Cadena &amp;una, const Cadena &amp;otra)</text:p>
      <text:p text:style-name="P1">{</text:p>
      <text:p text:style-name="P1"><text:tab/>return strcmp(una, otra) == 0;</text:p>
      <text:p text:style-name="P1">}</text:p>
      <text:p text:style-name="P1"/>
      <text:p text:style-name="P1">bool operator !=(const Cadena &amp;una, const Cadena &amp;otra)</text:p>
      <text:p text:style-name="P1">{</text:p>
      <text:p text:style-name="P1"><text:tab/>return strcmp(una, otra) != 0;</text:p>
      <text:p text:style-name="P1">}</text:p>
      <text:p text:style-name="P1"/>
      <text:p text:style-name="P1">char Cadena::operator[](int i) const</text:p>
      <text:p text:style-name="P1">{</text:p>
      <text:p text:style-name="P1"><text:tab/>return (*this).cadena_[i];</text:p>
      <text:p text:style-name="P1">}</text:p>
      <text:p text:style-name="P1"/>
      <text:p text:style-name="P1">char&amp; Cadena::operator[](int i)</text:p>
      <text:p text:style-name="P1">{</text:p>
      <text:p text:style-name="P1"><text:tab/>return (*this).cadena_[i];</text:p>
      <text:p text:style-name="P1">}</text:p>
      <text:p text:style-name="P1"/>
      <text:p text:style-name="P1">char Cadena::at(unsigned int i) const throw(std::out_of_range)</text:p>
      <text:p text:style-name="P1">{</text:p>
      <text:p text:style-name="P1"><text:tab/>if (i &lt; 0 || i &gt;= (*this).tam_)</text:p>
      <text:p text:style-name="P1"><text:tab/><text:tab/>throw std::out_of_range("at(): Fuera de Rango");</text:p>
      <text:p text:style-name="P1"><text:tab/></text:p>
      <text:p text:style-name="P1"><text:tab/>return (*this).cadena_[i];</text:p>
      <text:p text:style-name="P1">}</text:p>
      <text:p text:style-name="P1"/>
      <text:p text:style-name="P1">char&amp; Cadena::at(unsigned int i) throw(std::out_of_range)</text:p>
      <text:p text:style-name="P1">{</text:p>
      <text:p text:style-name="P1"><text:tab/>if (i &lt; 0 || i &gt;= (*this).tam_)</text:p>
      <text:p text:style-name="P1"><text:tab/><text:tab/>throw std::out_of_range("at(): Fuera de Rango");</text:p>
      <text:p text:style-name="P1"><text:tab/></text:p>
      <text:p text:style-name="P1"><text:tab/>return (*this).cadena_[i];</text:p>
      <text:p text:style-name="P1">}</text:p>
      <text:p text:style-name="P1"/>
      <text:p text:style-name="P1">const char* Cadena::subcadena(unsigned int pos, unsigned int tam) throw(std::out_of_range)</text:p>
      <text:p text:style-name="P1">{</text:p>
      <text:p text:style-name="P1"><text:tab/>if ( tam &lt; 0 || pos &lt; 0 || pos &gt; (*this).tam_ || tam &gt; (*this).tam_ || pos+tam &gt;= (*this).tam_)</text:p>
      <text:p text:style-name="P1"><text:tab/><text:tab/>throw std::out_of_range("subcadena(): Fuera de Rango");</text:p>
      <text:p text:style-name="P1"><text:tab/><text:tab/></text:p>
      <text:p text:style-name="P1"><text:tab/>else</text:p>
      <text:p text:style-name="P1"><text:tab/>{</text:p>
      <text:p text:style-name="P1"><text:tab/><text:tab/>char* cadena;</text:p>
      <text:p text:style-name="P1"><text:tab/><text:tab/>cadena = new char[tam];</text:p>
      <text:p text:style-name="P1"><text:tab/></text:p>
      <text:p text:style-name="P1"><text:tab/><text:tab/>for (unsigned int i = 0; i &lt; tam; i++) </text:p>
      <text:p text:style-name="P1"><text:tab/><text:tab/><text:tab/>cadena[i] = (*this).cadena_[i+pos];</text:p>
      <text:p text:style-name="P1"><text:tab/><text:tab/>cadena[tam] = '\0';</text:p>
      <text:p text:style-name="P1"/>
      <text:p text:style-name="P1"><text:tab/><text:tab/>return cadena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nuel Camargo</meta:initial-creator>
    <meta:creation-date>2010-03-30T23:48:53</meta:creation-date>
    <meta:document-statistic meta:table-count="0" meta:image-count="0" meta:object-count="0" meta:page-count="4" meta:paragraph-count="194" meta:word-count="746" meta:character-count="5277"/>
    <dc:date>2010-03-30T23:50:06</dc:date>
    <dc:creator>Manuel Camargo</dc:creator>
    <meta:editing-duration>PT00H01M13S</meta:editing-duration>
    <meta:editing-cycles>1</meta:editing-cycles>
    <meta:generator>OpenOffice.org/3.1$Unix OpenOffice.org_project/310m19$Build-9420</meta:generator>
  </office:meta>
</office:document-meta>
</file>